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3409in"/>
    </style:style>
    <style:style style:name="co4" style:family="table-column">
      <style:table-column-properties fo:break-before="auto" style:column-width="2.922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4.1846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I2SHat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 C2, C3, C4, C5, C6, C7, C8, C9, </text:p>
            <text:p>C10, C11, C14, C18, C20, C22, 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2, C13, 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9, C21, C23, C2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Elec_6.3x5.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S1P3L-M3/84A</text:p>
          </table:table-cell>
          <table:table-cell office:value-type="string" calcext:value-type="string">
            <text:p>SS1P3L:SS1P3L-M3&amp;slash_84A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_Pad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ORX142L</text:p>
          </table:table-cell>
          <table:table-cell office:value-type="string" calcext:value-type="string">
            <text:p>Mouser:PLR135T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OTX142L</text:p>
          </table:table-cell>
          <table:table-cell office:value-type="string" calcext:value-type="string">
            <text:p>Mouser:PLR135T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X_RCA</text:p>
          </table:table-cell>
          <table:table-cell office:value-type="string" calcext:value-type="string">
            <text:p>Mouser:CUI_RCJ-04X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_PinHeader_2.54mm:PinHeader_2x20_P2.54mm_Vertical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RX_RCA</text:p>
          </table:table-cell>
          <table:table-cell office:value-type="string" calcext:value-type="string">
            <text:p>Mouser:CUI_RCJ-04X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_SMD:L_Taiyo-Yuden_NR-24xx_HandSoldering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, Q2, Q3, Q4, 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digikey-footprints:SOT-23-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, R2, R3, R5, R10, R21, R22, R23, R26, R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57"/>
        </table:table-row>
        <table:table-row table:style-name="ro2"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4, R6, R9, R11, R13, R14, R15, R16, </text:p>
            <text:p>R17, R18, R19, R20, R24, R25, R28, R29, 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sistor_SMD:R_1206_3216Metric_Pad1.30x1.75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1206_3216Metric_Pad1.30x1.75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1206_3216Metric_Pad1.30x1.75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2, R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GW12RCP</text:p>
          </table:table-cell>
          <table:table-cell office:value-type="string" calcext:value-type="string">
            <text:p>Button_Switch_THT:SW_NKK_G1xJP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74LVC1G125DBV</text:p>
          </table:table-cell>
          <table:table-cell office:value-type="string" calcext:value-type="string">
            <text:p>digikey-footprints:SOT-75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C7SZ157P6X</text:p>
          </table:table-cell>
          <table:table-cell office:value-type="string" calcext:value-type="string">
            <text:p>Package_TO_SOT_SMD:SOT-363_SC-70-6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LVC1GU04DBV</text:p>
          </table:table-cell>
          <table:table-cell office:value-type="string" calcext:value-type="string">
            <text:p>digikey-footprints:SOT-75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LV1T04DBV</text:p>
          </table:table-cell>
          <table:table-cell office:value-type="string" calcext:value-type="string">
            <text:p>digikey-footprints:SOT-75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WM8804</text:p>
          </table:table-cell>
          <table:table-cell office:value-type="string" calcext:value-type="string">
            <text:p>Package_SO:SSOP-20_5.3x7.2mm_P0.65mm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digikey-footprints:SOT-75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9, U10, U11</text:p>
          </table:table-cell>
          <table:table-cell office:value-type="string" calcext:value-type="string">
            <text:p>LD1117S33</text:p>
          </table:table-cell>
          <table:table-cell office:value-type="string" calcext:value-type="string">
            <text:p>Package_TO_SOT_SMD:SOT-223-3_TabPin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MM-12.000MHZ</text:p>
          </table:table-cell>
          <table:table-cell office:value-type="string" calcext:value-type="string">
            <text:p>Crystal:Crystal_SMD_7050-4Pin_7.0x5.0mm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9:15:33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6T19:17:55.673000000</dc:date>
    <meta:editing-duration>PT11M28S</meta:editing-duration>
    <meta:editing-cycles>9</meta:editing-cycles>
    <meta:generator>LibreOffice/7.1.4.2$Windows_X86_64 LibreOffice_project/a529a4fab45b75fefc5b6226684193eb000654f6</meta:generator>
    <meta:document-statistic meta:table-count="1" meta:cell-count="162" meta:object-count="0"/>
  </office:meta>
</office:document-meta>
</file>